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13cm"/>
    </style:style>
    <style:style style:name="co2" style:family="table-column">
      <style:table-column-properties fo:break-before="auto" style:column-width="8.061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10.592cm"/>
    </style:style>
    <style:style style:name="co5" style:family="table-column">
      <style:table-column-properties fo:break-before="auto" style:column-width="9.2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Wejście</text:p>
          </table:table-cell>
          <table:table-cell office:value-type="string" calcext:value-type="string">
            <text:p>Poprawne tłumaczeni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wersja pierwsza</text:p>
          </table:table-cell>
          <table:table-cell office:value-type="string" calcext:value-type="string">
            <text:p>wersja druga</text:p>
          </table:table-cell>
          <table:table-cell office:value-type="string" calcext:value-type="string">
            <text:p>wersja trzecia</text:p>
          </table:table-cell>
        </table:table-row>
        <table:table-row table:style-name="ro2">
          <table:table-cell office:value-type="string" calcext:value-type="string">
            <text:p>I will therefore wait patiently until the whole process is up and running to see what our cooperation will look like.</text:p>
          </table:table-cell>
          <table:table-cell office:value-type="string" calcext:value-type="string">
            <text:p>Z tego względu będę cierpliwie czekać, aż cały proces zostanie uruchomiony, aby zobaczyć, jak będzie przebiegać nasza współpraca.</text:p>
          </table:table-cell>
          <table:table-cell office:value-type="string" calcext:value-type="string">
            <text:p>ja Wola w związku z tym czekać cierpliwie aż do the cały proces jest w górę i bieganie do widzieć co nasz cooperation Wola Popatrz lubić</text:p>
          </table:table-cell>
          <table:table-cell office:value-type="string" calcext:value-type="string">
            <text:p>nie i therefore i wyjaśniłem do i w process jest się i i się się co i cooperation i na jak</text:p>
          </table:table-cell>
          <table:table-cell office:value-type="string" calcext:value-type="string">
            <text:p>w i dlatego się czekać i na cierpliwie do i i w i się jest i i i i i co i cooperation i i jak</text:p>
          </table:table-cell>
          <table:table-cell office:value-type="string" calcext:value-type="string">
            <text:p>nie będzie [therefore] doczekać wyjaśniłem do [the] cały [process] jest do i i do zobaczyć co nasze [cooperation] będzie na jak</text:p>
          </table:table-cell>
        </table:table-row>
        <table:table-row table:style-name="ro1">
          <table:table-cell office:value-type="string" calcext:value-type="string">
            <text:p>This is not the way to run Europe.</text:p>
          </table:table-cell>
          <table:table-cell office:value-type="string" calcext:value-type="string">
            <text:p>Europa nie powinna działać w taki sposób.</text:p>
          </table:table-cell>
          <table:table-cell office:value-type="string" calcext:value-type="string">
            <text:p>to jest nie the droga do biegać Europa</text:p>
          </table:table-cell>
          <table:table-cell office:value-type="string" calcext:value-type="string">
            <text:p>to jest nie i w się w o </text:p>
          </table:table-cell>
          <table:table-cell office:value-type="string" calcext:value-type="string">
            <text:p>i jest nie i w i i europe</text:p>
          </table:table-cell>
          <table:table-cell office:value-type="string" calcext:value-type="string">
            <text:p>to jest nie [the] w do na mówią</text:p>
          </table:table-cell>
        </table:table-row>
        <table:table-row table:style-name="ro2">
          <table:table-cell office:value-type="string" calcext:value-type="string">
            <text:p>We want to go one step further, namely to introduce two weeks of paternity leave.</text:p>
          </table:table-cell>
          <table:table-cell office:value-type="string" calcext:value-type="string">
            <text:p>Chcemy pójść o krok dalej, a mianowicie wprowadzić dwa tygodnie urlopu ojcowskiego.</text:p>
          </table:table-cell>
          <table:table-cell office:value-type="string" calcext:value-type="string">
            <text:p>my chcieć do udać się jeden krok dalej mianowicie do przedstawiać dwa tygodni z ojcostwo wychodzić</text:p>
          </table:table-cell>
          <table:table-cell office:value-type="string" calcext:value-type="string">
            <text:p>nie się się do nie nie do napełnianie się że w i i paternity się</text:p>
          </table:table-cell>
          <table:table-cell office:value-type="string" calcext:value-type="string">
            <text:p>i nie i i do i i i a w że i że z i i tygodni i i może nią być chociaż nie widzę na jej twarzy żadnych dowodów tak ponurego ojcostwa I</text:p>
          </table:table-cell>
          <table:table-cell office:value-type="string" calcext:value-type="string">
            <text:p>nie być do na nie krok dalej mianowicie do że dwa tygodnie z [paternity] z</text:p>
          </table:table-cell>
        </table:table-row>
        <table:table-row table:style-name="ro3">
          <table:table-cell office:value-type="string" calcext:value-type="string">
            <text:p>The result of which is that everywhere I go now, people treat me like I'm doomed.</text:p>
          </table:table-cell>
          <table:table-cell office:value-type="string" calcext:value-type="string">
            <text:p>I teraz gdziekolwiek się pojawię ludzie traktują mnie jakbym była przeklęta.</text:p>
          </table:table-cell>
          <table:table-cell office:value-type="string" calcext:value-type="string">
            <text:p>the wynik z który jest że wszędzie ja udać się teraz ludzie leczyć mnie lubić jestem </text:p>
          </table:table-cell>
          <table:table-cell office:value-type="string" calcext:value-type="string">
            <text:p>i nie i się jest że ale nie do teraz i mnie i jak nie na</text:p>
          </table:table-cell>
          <table:table-cell office:value-type="string" calcext:value-type="string">
            <text:p>i i się nie i i jest że wszędzie w i do teraz i traktować mnie z mnie jak i'm mi że ale skazani</text:p>
          </table:table-cell>
          <table:table-cell office:value-type="string" calcext:value-type="string">
            <text:p>[the] rezultacie z co jest że na nie na teraz ludzie niezłą mnie jak jestem na</text:p>
          </table:table-cell>
        </table:table-row>
        <table:table-row table:style-name="ro2">
          <table:table-cell office:value-type="string" calcext:value-type="string">
            <text:p>As humans, ultimately being part of the universe, we're kind of the spokespeople or the observer part of the constituency of the universe.</text:p>
          </table:table-cell>
          <table:table-cell office:value-type="string" calcext:value-type="string">
            <text:p>Jako ludzie ostatecznie będący częścią wszechświata jesteśmy rzecznikami lub obserwatorami części składowych wszechświata.</text:p>
          </table:table-cell>
          <table:table-cell office:value-type="string" calcext:value-type="string">
            <text:p>tak jak humans ostatecznie istota część z the universe byli uprzejmy z the spokespeople lub the obserwator część z the constituency z the universe</text:p>
          </table:table-cell>
          <table:table-cell office:value-type="string" calcext:value-type="string">
            <text:p>jak humans piękny się to i i universe że i i i spokespeople i i observer to i i constituency i i universe</text:p>
          </table:table-cell>
          <table:table-cell office:value-type="string" calcext:value-type="string">
            <text:p>i jak humans kot ostatecznie jak w i i i i universe we're i i i spokespeople lub i czy i i i constituency i i universe</text:p>
          </table:table-cell>
          <table:table-cell office:value-type="string" calcext:value-type="string">
            <text:p>jak [humans] ostatecznie do jest z [the] [universe] jesteśmy miły z [the] [spokespeople] lub [the] [observer] jest z [the] [constituency] z [the] [universe]</text:p>
          </table:table-cell>
        </table:table-row>
        <table:table-row table:style-name="ro3">
          <table:table-cell office:value-type="string" calcext:value-type="string">
            <text:p>Where are we to find fish when the Chinese eat as much fish as the Japanese?</text:p>
          </table:table-cell>
          <table:table-cell office:value-type="string" calcext:value-type="string">
            <text:p>Skąd weźmiemy ryby, jeżeli Chińczycy zaczną jeść ich tyle samo co Japończycy?</text:p>
          </table:table-cell>
          <table:table-cell office:value-type="string" calcext:value-type="string">
            <text:p>gdzie są my do odnaleźć ryba gdy the chinese jeść tak jak dużo ryba tak jak the japanese</text:p>
          </table:table-cell>
          <table:table-cell office:value-type="string" calcext:value-type="string">
            <text:p>w i nie się to z kiedy i chinese się jak się z jak i japanese</text:p>
          </table:table-cell>
          <table:table-cell office:value-type="string" calcext:value-type="string">
            <text:p>gdzie i i i i i i kiedy i chinese i nie i jak i i i jak i japanese</text:p>
          </table:table-cell>
          <table:table-cell office:value-type="string" calcext:value-type="string">
            <text:p>gdzie są nie do znaleźć wyłowić kiedy [the] [chinese] a jak wiele wyłowić jak [the] [japanese]</text:p>
          </table:table-cell>
        </table:table-row>
        <table:table-row table:style-name="ro2">
          <table:table-cell office:value-type="string" calcext:value-type="string">
            <text:p>For example, we must eat less meat and we must travel less by car and aeroplane.</text:p>
          </table:table-cell>
          <table:table-cell office:value-type="string" calcext:value-type="string">
            <text:p>Powinniśmy, na przykład, jeść mniej mięsa i mniej podróżować samochodem i latać samolotami.</text:p>
          </table:table-cell>
          <table:table-cell office:value-type="string" calcext:value-type="string">
            <text:p>dla przykład my musieć jeść mniej mięso i my musieć podróżować mniej przez samochód i aeroplane</text:p>
          </table:table-cell>
          <table:table-cell office:value-type="string" calcext:value-type="string">
            <text:p>na i nie się się nie <text:s/>i nie się do nie i kto i aeroplane</text:p>
          </table:table-cell>
          <table:table-cell office:value-type="string" calcext:value-type="string">
            <text:p>i przykład i i i nie mniej i i i i się mniej i i i aeroplane</text:p>
          </table:table-cell>
          <table:table-cell office:value-type="string" calcext:value-type="string">
            <text:p>na przykład nie być a mniej dla i nie być przenikać mniej przez wyrzucić i [aeroplane]</text:p>
          </table:table-cell>
        </table:table-row>
        <table:table-row table:style-name="ro3">
          <table:table-cell office:value-type="string" calcext:value-type="string">
            <text:p>A fool uttereth all his anger; But a wise man keepeth it back and stilleth it.</text:p>
          </table:table-cell>
          <table:table-cell office:value-type="string" calcext:value-type="string">
            <text:p>Wszystkiego ducha swego wywiera głupi, ale mądry na dalszy czas go zawściąga.</text:p>
          </table:table-cell>
          <table:table-cell office:value-type="string" calcext:value-type="string">
            <text:p>za oszukać uttereth wszystko jego anger; ale za mądry człowiek keepeth to z powrotem i stilleth to</text:p>
          </table:table-cell>
          <table:table-cell office:value-type="string" calcext:value-type="string">
            <text:p>i mnie uttereth się i anger; ale i w z keepeth to i i stilleth to</text:p>
          </table:table-cell>
          <table:table-cell office:value-type="string" calcext:value-type="string">
            <text:p>i nie i uttereth i jego anger; ale i się i keepeth to i i i stilleth to I</text:p>
          </table:table-cell>
          <table:table-cell office:value-type="string" calcext:value-type="string">
            <text:p>[a] mnie [uttereth] wszystko jego więc ale [a] tak człowiek [keepeth] to do i [stilleth] to</text:p>
          </table:table-cell>
        </table:table-row>
        <table:table-row table:style-name="ro3">
          <table:table-cell office:value-type="string" calcext:value-type="string">
            <text:p>Parliament should also play a guard dog role when it comes to the strength of the euro.</text:p>
          </table:table-cell>
          <table:table-cell office:value-type="string" calcext:value-type="string">
            <text:p>Parlament powinien również odgrywać rolę psa w odniesieniu do siły euro.</text:p>
          </table:table-cell>
          <table:table-cell office:value-type="string" calcext:value-type="string">
            <text:p>parliament powinien również grać za strzec pies rola gdy to pochodzi do the siła z the euro</text:p>
          </table:table-cell>
          <table:table-cell office:value-type="string" calcext:value-type="string">
            <text:p>parliament nie i się i ich jego i kiedy to o się i i i i euro</text:p>
          </table:table-cell>
          <table:table-cell office:value-type="string" calcext:value-type="string">
            <text:p>parliament że nie się i i i i się i i nie się kiedy to i z i i i i i </text:p>
          </table:table-cell>
          <table:table-cell office:value-type="string" calcext:value-type="string">
            <text:p>[parliament] się też wybrałem [a] jedynym rin i kiedy to o do [the] siłą z [the] [euro]</text:p>
          </table:table-cell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00:05:30.731988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1T21:13:52.338410650</meta:creation-date>
    <dc:date>2021-06-01T00:06:16.302610673</dc:date>
    <meta:editing-duration>PT1M17S</meta:editing-duration>
    <meta:editing-cycles>2</meta:editing-cycles>
    <meta:generator>LibreOffice/7.1.3.2$Linux_X86_64 LibreOffice_project/10$Build-2</meta:generator>
    <meta:document-statistic meta:table-count="1" meta:cell-count="60" meta:object-count="0"/>
  </office:meta>
</office:document-meta>
</file>